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margin-top="0in" fo:margin-bottom="0.1402in" style:contextual-spacing="true" fo:line-height="200%"/>
      <style:text-properties officeooo:paragraph-rsid="0017f4d7"/>
    </style:style>
    <style:style style:name="P3"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4" style:family="paragraph" style:parent-style-name="Standard">
      <style:paragraph-properties fo:line-height="200%"/>
      <style:text-properties officeooo:paragraph-rsid="001979da"/>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aa000" style:font-size-asian="12pt" style:font-name-complex="Times New Roman1" style:font-size-complex="12pt"/>
    </style:style>
    <style:style style:name="T5" style:family="text">
      <style:text-properties officeooo:rsid="001979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trick Austin<text:line-break/>CS 202 Project <text:span text:style-name="T5">3</text:span> Documentation</text:p>
      <text:p text:style-name="P4"><text:span text:style-name="T1">Purpose: <text:line-break/>The</text:span><text:span text:style-name="T3"> purpose of this project is to re-implement some of the functionality of our previous two projects using pointers. This program reads a deck of cards and a list of players from user-specified datafiles (NOTE: the program prompts for the names of these data files, as specified), and then it can shuffle the deck and output the unshuffled deck, the shuffled deck, and the list of players to the console. As specified, square brackets ( [] ) are only used within the code of this program when declaring arrays. </text:span></text:p>
      <text:p text:style-name="P4"><text:span text:style-name="T1">Design: <text:line-break/></text:span><text:span text:style-name="T3">Much of the program is directly adapted and revised from the previous projects, but made to support the use of pointers as parameters passed to functions and used within function operations. In practice this largely means that where functions were once passed an array, they are now passed the pointer to the beginning of that array; <text:s/>where functions once looped through locations in the array through use of square brackets, the pointer is now incremented to move to the next value contained in the array, etc. The file read-in, shuffle operation, and deck display are all more or less the same logically as they were, but now using the syntax and system of passing and incrementing pointers. </text:span></text:p>
      <text:p text:style-name="P2"/>
      <text:p text:style-name="P2"><text:span text:style-name="T1">Problems: <text:line-break/></text:span><text:span text:style-name="T2">This week's program turned out to be straightforward. </text:span><text:span text:style-name="T3">After the professor's dire predictions of segmentation faults without bound on the Thursday 9/11 lecture I expected the worst, but </text:span><text:soft-page-break/><text:span text:style-name="T3">perhaps in expecting the worst I had my guard up to a higher degree, and ran into few issues. The only operation that produced numerous segmentation faults was the shuffle, which did take some time and thought about where and how the program was going out of bounds to fix. I am confident that this issue is resolved, though, and the shuffle works equally and correctly to my implementations in the previous programs for this course.</text:span></text:p>
      <text:p text:style-name="P1"><text:span text:style-name="T1">Possible changes, given more time: <text:line-break/></text:span><text:span text:style-name="T2">Mostly N/A, </text:span><text:span text:style-name="T3">I am satisfied that this program meets the requirements set out by the prompt, and I finished major work on it several days early. The narrow nature of the professor's specifications forestalls major <text:s/>speculation on changes. Now that one has had a taste of pointers, though, the mind wanders to the implementation of other aspects of the </text:span><text:span text:style-name="T4">previous </text:span><text:span text:style-name="T3">program</text:span><text:span text:style-name="T4">s</text:span><text:span text:style-name="T3"> using them. Something to consider for my own personal improvement, I suppose, and perhaps something we will revisit as we continue to explore pointers in this course as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meta:editing-cycles>
    <meta:creation-date>2014-09-03T01:05:00</meta:creation-date>
    <dc:date>2014-09-15T11:19:37.197537723</dc:date>
    <meta:editing-duration>PT15M19S</meta:editing-duration>
    <meta:generator>LibreOffice/4.2.4.2$Linux_X86_64 LibreOffice_project/420m0$Build-2</meta:generator>
    <meta:document-statistic meta:table-count="0" meta:image-count="0" meta:object-count="0" meta:page-count="2" meta:paragraph-count="5" meta:word-count="415" meta:character-count="2478" meta:non-whitespace-character-count="20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